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c8b" officeooo:paragraph-rsid="00193c8b"/>
    </style:style>
    <style:style style:name="P2" style:family="paragraph" style:parent-style-name="Standard">
      <style:text-properties officeooo:rsid="00193c8b" officeooo:paragraph-rsid="001bc27c"/>
    </style:style>
    <style:style style:name="P3" style:family="paragraph" style:parent-style-name="Standard">
      <style:text-properties officeooo:paragraph-rsid="00193c8b"/>
    </style:style>
    <style:style style:name="P4" style:family="paragraph" style:parent-style-name="Standard">
      <style:text-properties officeooo:paragraph-rsid="001ae1df"/>
    </style:style>
    <style:style style:name="P5" style:family="paragraph" style:parent-style-name="Standard">
      <style:text-properties officeooo:rsid="001c9524" officeooo:paragraph-rsid="001c9524"/>
    </style:style>
    <style:style style:name="T1" style:family="text">
      <style:text-properties officeooo:rsid="00193c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ae1df"/>
    </style:style>
    <style:style style:name="T4" style:family="text">
      <style:text-properties officeooo:rsid="001bc27c"/>
    </style:style>
    <style:style style:name="T5" style:family="text">
      <style:text-properties officeooo:rsid="001c2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sudo useradd -m -s /bin/bash aluJuanfri</text:p>
      <text:p text:style-name="P3"/>
      <text:p text:style-name="P3"><text:span text:style-name="T1">2. sudo useradd -m -s /bin/bash </text:span><text:span text:style-name="T3">Teclitas</text:span></text:p>
      <text:p text:style-name="P4"><text:s text:c="4"/><text:span text:style-name="T1">sudo useradd -m -s /bin/bash </text:span><text:span text:style-name="T3">anónimo</text:span></text:p>
      <text:p text:style-name="P1"/>
      <text:p text:style-name="P1">3. <text:span text:style-name="T4">sudo passwrd anonimo</text:span></text:p>
      <text:p text:style-name="P1"/>
      <text:p text:style-name="P1">4. <text:span text:style-name="T4">su – anonimo</text:span></text:p>
      <text:p text:style-name="P2"><text:s text:c="4"/><text:span text:style-name="T4">pwd</text:span></text:p>
      <text:p text:style-name="P2"><text:span text:style-name="T4"><text:s text:c="4"/>whoami</text:span> </text:p>
      <text:p text:style-name="P1"/>
      <text:p text:style-name="P3"><text:span text:style-name="T1">5. </text:span><text:span text:style-name="T5">sudo userdel -r anonimo</text:span></text:p>
      <text:p text:style-name="P1"/>
      <text:p text:style-name="P3"><text:span text:style-name="T1">6. </text:span><text:span text:style-name="T5">sudo addgroup alumno</text:span></text:p>
      <text:p text:style-name="P1"><text:s text:c="4"/><text:span text:style-name="T5">sudo addgroup sistemas</text:span></text:p>
      <text:p text:style-name="P1"/>
      <text:p text:style-name="P1">7. <text:span text:style-name="T5">sudo groupmod -g alumnos -a -G sistemas aluJuanfri</text:span></text:p>
      <text:p text:style-name="P1"/>
      <text:p text:style-name="P1">8. groups</text:p>
      <text:p text:style-name="P1"/>
      <text:p text:style-name="P1">9. cat /<text:span text:style-name="T2">etc/group</text:span></text:p>
      <text:p text:style-name="P1"><text:span text:style-name="T2"/></text:p>
      <text:p text:style-name="P5"><text:span text:style-name="T2">10. sudo groupdel sistemas</text:span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9:52:01.553448193</meta:creation-date>
    <dc:date>2021-01-18T21:26:53.317729170</dc:date>
    <meta:editing-duration>PT3M11S</meta:editing-duration>
    <meta:editing-cycles>1</meta:editing-cycles>
    <meta:document-statistic meta:table-count="0" meta:image-count="0" meta:object-count="0" meta:page-count="1" meta:paragraph-count="14" meta:word-count="59" meta:character-count="358" meta:non-whitespace-character-count="295"/>
    <meta:generator>LibreOffice/6.4.6.2$Linux_X86_64 LibreOffice_project/40$Build-2</meta:generator>
  </office:meta>
</office:document-meta>
</file>